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urse Evaluation, Spring 2023</text:p>
          </table:table-cell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7" table:number-rows-spanned="1">
            <text:p>PHI-1060/ CS-2160[Symbolic Logic]</text:p>
          </table:table-cell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7" table:number-rows-spanned="1">
            <text:p>Tammo Lossau</text:p>
          </table:table-cell>
          <table:covered-table-cell table:number-columns-repeated="4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Category/Parameter</text:p>
          </table:table-cell>
          <table:table-cell office:value-type="string" calcext:value-type="string">
            <text:p>Student 1</text:p>
          </table:table-cell>
          <table:table-cell office:value-type="string" calcext:value-type="string">
            <text:p>Student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Grand Average</text:p>
          </table:table-cell>
          <table:table-cell table:style-name="ce3" office:value-type="string" calcext:value-type="string">
            <text:p>Final Average</text:p>
          </table:table-cell>
        </table:table-row>
        <table:table-row table:style-name="ro1">
          <table:table-cell office:value-type="string" calcext:value-type="string">
            <text:p>Time Stamp</text:p>
          </table:table-cell>
          <table:table-cell office:value-type="string" calcext:value-type="string">
            <text:p>28-Apr-2023 18:45</text:p>
          </table:table-cell>
          <table:table-cell office:value-type="string" calcext:value-type="string">
            <text:p>24-Apr-2023 23:48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Instructor Organization / Interaction with Students</text:p>
          </table:table-cell>
          <table:table-cell table:number-columns-repeated="4"/>
          <table:table-cell table:style-name="ce2" office:value-type="float" office:value="4.67" calcext:value-type="float" table:number-columns-spanned="1" table:number-rows-spanned="13">
            <text:p>4.67</text:p>
          </table:table-cell>
          <table:table-cell table:style-name="ce2" office:value-type="float" office:value="4.67" calcext:value-type="float" table:number-columns-spanned="1" table:number-rows-spanned="13">
            <text:p>4.67</text:p>
          </table:table-cell>
        </table:table-row>
        <table:table-row table:style-name="ro1">
          <table:table-cell office:value-type="string" calcext:value-type="string">
            <text:p>The instructor clearly articulated objectives for the cour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explained concepts clear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course engaged and challenged students intellectual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emphasized critical think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explained clearly how the students would be evaluat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designed and used fair grading procedur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demonstrated concern about whether students were learn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was available for consultation outside 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gave useful feedback on assignmen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 found the course content valuable and worth learn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Over all, the quality of the course was goo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Over all, the instructor was a good and effective teach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Interest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y interest in the subject before the course: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omewhat Interested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My interest in the subject after the course: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Very Interested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I spent approximately ___ hours per week, on average, doing work for this course outside regularly scheduled class time</text:p>
          </table:table-cell>
          <table:table-cell office:value-type="string" calcext:value-type="string">
            <text:p>6 - 8</text:p>
          </table:table-cell>
          <table:table-cell office:value-type="string" calcext:value-type="string">
            <text:p>4 - 5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Specific Comment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lease identify what you perceive to be the greatest strengths of this instructor's teaching.</text:p>
          </table:table-cell>
          <table:table-cell office:value-type="string" calcext:value-type="string">
            <text:p>The professor is a good, kind spoken man. His method of teaching and availability are appreciated.</text:p>
          </table:table-cell>
          <table:table-cell office:value-type="string" calcext:value-type="string">
            <text:p>Good at explanations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Please identify specific changes the instructor could make to improve upon the course or their teaching.</text:p>
          </table:table-cell>
          <table:table-cell office:value-type="string" calcext:value-type="string">
            <text:p>The slides were awful. They were utterly pointless. Someone reading the slides outside of the classroom would have 0 idea what is being taught. He needs to make them more friendly and easier to understand, especailly for those studying such topics for the first time. I genuinely found the slides to be more confusing than they were helpful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Please comment on which course materials and/or assignments you found most useful and which you found least useful.</text:p>
          </table:table-cell>
          <table:table-cell office:value-type="string" calcext:value-type="string">
            <text:p>The least useful was the 5 minuite rule. In college, trying to come to class is difficult as is. If a student. who is anyway crippled with workload and other adulthood related depressions is able to make it, at least make it so that they can sit through and learn something. I understand you do not want the people to come and go as they want, so I believe the best thing to do would be to make a rule that once you are in, you cannot leave. That would be a lot more friendly than the 5 min rule that was enforced this semester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table:style-name="ce3" table:number-columns-repeated="2"/>
        </table:table-row>
      </table:table>
      <table:named-expressions>
        <table:named-range table:name="HTML_1" table:base-cell-address="$Sheet1.$A$1" table:cell-range-address="$Sheet1.$A$1:.$G$26"/>
        <table:named-range table:name="HTML_all" table:base-cell-address="$Sheet1.$A$1" table:cell-range-address="$Sheet1.$A$1:.$G$2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96" meta:object-count="0"/>
    <meta:generator>LibreOffice/7.3.2.2$Windows_X86_64 LibreOffice_project/49f2b1bff42cfccbd8f788c8dc32c1c309559be0</meta:generator>
  </office:meta>
</office:document-meta>
</file>